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018cm"/>
    </style:style>
    <style:style style:name="co4" style:family="table-column">
      <style:table-column-properties fo:break-before="auto" style:column-width="6.255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6.703cm"/>
    </style:style>
    <style:style style:name="co8" style:family="table-column">
      <style:table-column-properties fo:break-before="auto" style:column-width="0.506cm"/>
    </style:style>
    <style:style style:name="co9" style:family="table-column">
      <style:table-column-properties fo:break-before="auto" style:column-width="0.704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2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3ff23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</table:table>
      <table:table table:name="Foglio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3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info teorica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MEC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Ingegneria dei sist. Mecc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5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6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7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8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9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ps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0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is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1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2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SR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3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reti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4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5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(12) senza tirocini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Robotica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table:formula="of:=SUM([.D7:.D14])" office:value-type="float" office:value="9">
            <text:p>9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>
            <text:p>Basi di dati I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Testing e verifica del software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gegneria dei Sistemi di Controllo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Gestione dei sistemi ICT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Linguaggi e compilatori 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Sicurezza dei sistemi informatic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formatica teorica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/>
          <table:table-cell table:number-columns-repeated="6"/>
        </table:table-row>
        <table:table-row table:style-name="ro1">
          <table:table-cell/>
          <table:table-cell office:value-type="string">
            <text:p>Reti Internet multimedial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ettazione di sistemi elettronic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ti di telecomunicazione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boratorio di Elettronica e Automatica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Gestione dell'informaz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sica tecnica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 cambiamento tecnolog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zionamenti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+ laboratori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ccanica dei robot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llistica e simulazione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plicazioni ingegneristiche in ambito biomed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colo numerico 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Meccanica razion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ienza delle costruzion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todi e strumenti per il ciclo di vita del prodott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logistici integrat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le reti e dei serviz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industriale della qualità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informativi per il territorio </text:p>
          </table:table-cell>
          <table:table-cell table:number-columns-repeated="5"/>
        </table:table-row>
      </table:table>
      <table:table table:name="ProveCombinazioni" table:style-name="ta1" table:print="false">
        <table:table-column table:style-name="co1" table:number-columns-repeated="3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R7:.T7])" office:value-type="float" office:value="7">
            <text:p>7</text:p>
          </table:table-cell>
          <table:table-cell table:formula="of:=3/1" office:value-type="float" office:value="3">
            <text:p>3</text:p>
          </table:table-cell>
          <table:table-cell table:formula="of:=(3*2)/2*1" office:value-type="float" office:value="3">
            <text:p>3</text:p>
          </table:table-cell>
          <table:table-cell table:formula="of:=(3*2*1)/(3*2*1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formula="of:=SUM([.R13:.U13])" office:value-type="float" office:value="15">
            <text:p>15</text:p>
          </table:table-cell>
          <table:table-cell table:formula="of:=4/1" office:value-type="float" office:value="4">
            <text:p>4</text:p>
          </table:table-cell>
          <table:table-cell table:formula="of:=(4*3)/(2*1)" office:value-type="float" office:value="6">
            <text:p>6</text:p>
          </table:table-cell>
          <table:table-cell table:formula="of:=(4*3*2)/(3*2*1)" office:value-type="float" office:value="4">
            <text:p>4</text:p>
          </table:table-cell>
          <table:table-cell table:formula="of:=(4*3*2*1)/(4*3*2*1)"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SUM([.R33:.V33])" office:value-type="float" office:value="31">
            <text:p>31</text:p>
          </table:table-cell>
          <table:table-cell table:formula="of:=5/1" office:value-type="float" office:value="5">
            <text:p>5</text:p>
          </table:table-cell>
          <table:table-cell table:formula="of:=(5*4)/(2*1)" office:value-type="float" office:value="10">
            <text:p>10</text:p>
          </table:table-cell>
          <table:table-cell table:formula="of:=(5*4*3)/(3*2*1)" office:value-type="float" office:value="10">
            <text:p>10</text:p>
          </table:table-cell>
          <table:table-cell table:formula="of:=(5*4*3*2)/(4*3*2*1)" office:value-type="float" office:value="5">
            <text:p>5</text:p>
          </table:table-cell>
          <table:table-cell table:formula="of:=(5*4*3*2*1)/(5*4*3*2*1)" office:value-type="float" office:value="1">
            <text:p>1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(6*5)/2" office:value-type="float" office:value="15">
            <text:p>15</text:p>
          </table:table-cell>
          <table:table-cell table:formula="of:=(6*5*4)/(3*2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6/04/2016</text:date>, <text:time>23.00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47:18</meta:creation-date>
    <meta:generator>OpenOffice/4.1.2$Unix OpenOffice.org_project/412m3$Build-9782</meta:generator>
    <dc:date>2016-04-26T23:00:56</dc:date>
    <meta:editing-duration>PT8H52M</meta:editing-duration>
    <meta:editing-cycles>14</meta:editing-cycles>
    <dc:title>Piano studio CL Magistrale Informatica per sito_140309.xls</dc:title>
    <meta:document-statistic meta:table-count="16" meta:cell-count="1099" meta:object-count="0"/>
  </office:meta>
</office:document-meta>
</file>